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981e" officeooo:paragraph-rsid="0000981e"/>
    </style:style>
    <style:style style:name="P2" style:family="paragraph" style:parent-style-name="Standard">
      <style:paragraph-properties fo:text-align="center" style:justify-single-word="false"/>
      <style:text-properties officeooo:rsid="0000981e" officeooo:paragraph-rsid="0000981e"/>
    </style:style>
    <style:style style:name="P3" style:family="paragraph" style:parent-style-name="Standard">
      <style:text-properties fo:font-style="italic" officeooo:rsid="0000981e" officeooo:paragraph-rsid="0000981e" style:font-style-asian="italic" style:font-style-complex="italic"/>
    </style:style>
    <style:style style:name="P4" style:family="paragraph" style:parent-style-name="Standard">
      <style:text-properties officeooo:paragraph-rsid="0000981e"/>
    </style:style>
    <style:style style:name="P5" style:family="paragraph" style:parent-style-name="Standard">
      <style:text-properties officeooo:rsid="0001285b" officeooo:paragraph-rsid="0001285b"/>
    </style:style>
    <style:style style:name="P6" style:family="paragraph" style:parent-style-name="Standard">
      <style:text-properties officeooo:rsid="000209bb" officeooo:paragraph-rsid="000209bb"/>
    </style:style>
    <style:style style:name="P7" style:family="paragraph" style:parent-style-name="Standard">
      <style:text-properties officeooo:rsid="000209bb" officeooo:paragraph-rsid="0003ada9"/>
    </style:style>
    <style:style style:name="P8" style:family="paragraph" style:parent-style-name="Standard">
      <style:text-properties officeooo:rsid="0003ada9" officeooo:paragraph-rsid="0003ada9"/>
    </style:style>
    <style:style style:name="P9" style:family="paragraph" style:parent-style-name="Standard">
      <style:text-properties officeooo:rsid="0003ada9" officeooo:paragraph-rsid="0005d496"/>
    </style:style>
    <style:style style:name="P10" style:family="paragraph" style:parent-style-name="Standard">
      <style:text-properties officeooo:rsid="000419b5" officeooo:paragraph-rsid="000419b5"/>
    </style:style>
    <style:style style:name="P11" style:family="paragraph" style:parent-style-name="Standard">
      <style:text-properties officeooo:rsid="000419b5" officeooo:paragraph-rsid="0005d496"/>
    </style:style>
    <style:style style:name="P12" style:family="paragraph">
      <loext:graphic-properties draw:fill-color="#99ff66"/>
      <style:paragraph-properties fo:text-align="center"/>
    </style:style>
    <style:style style:name="P13" style:family="paragraph">
      <loext:graphic-properties draw:fill-color="#6666ff"/>
      <style:paragraph-properties fo:text-align="center"/>
    </style:style>
    <style:style style:name="P14" style:family="paragraph">
      <style:paragraph-properties fo:text-align="center"/>
    </style:style>
    <style:style style:name="P15" style:family="paragraph">
      <loext:graphic-properties draw:fill="none" draw:fill-color="#ffffff"/>
    </style:style>
    <style:style style:name="P16" style:family="paragraph">
      <loext:graphic-properties draw:fill-color="#ffff00"/>
      <style:paragraph-properties fo:text-align="center"/>
    </style:style>
    <style:style style:name="P17" style:family="paragraph">
      <loext:graphic-properties draw:fill-color="#ffcc00"/>
      <style:paragraph-properties fo:text-align="center"/>
    </style:style>
    <style:style style:name="P18" style:family="paragraph">
      <loext:graphic-properties draw:fill-color="#ff3333"/>
      <style:paragraph-properties fo:text-align="center"/>
    </style:style>
    <style:style style:name="T1" style:family="text">
      <style:text-properties officeooo:rsid="0001285b"/>
    </style:style>
    <style:style style:name="T2" style:family="text">
      <style:text-properties fo:background-color="#6666ff" loext:char-shading-value="0"/>
    </style:style>
    <style:style style:name="T3" style:family="text">
      <style:text-properties fo:background-color="#6666ff" loext:char-shading-value="0"/>
    </style:style>
    <style:style style:name="T4" style:family="text">
      <style:text-properties officeooo:rsid="000209bb" fo:background-color="#6666ff" loext:char-shading-value="0"/>
    </style:style>
    <style:style style:name="T5" style:family="text">
      <style:text-properties officeooo:rsid="0003ada9" fo:background-color="#6666ff" loext:char-shading-value="0"/>
    </style:style>
    <style:style style:name="T6" style:family="text">
      <style:text-properties fo:background-color="#ffff00" loext:char-shading-value="0"/>
    </style:style>
    <style:style style:name="T7" style:family="text">
      <style:text-properties officeooo:rsid="000209bb" fo:background-color="#ffff00" loext:char-shading-value="0"/>
    </style:style>
    <style:style style:name="T8" style:family="text">
      <style:text-properties officeooo:rsid="0005d496" fo:background-color="#ffff00" loext:char-shading-value="0"/>
    </style:style>
    <style:style style:name="T9" style:family="text">
      <style:text-properties officeooo:rsid="0005d496" fo:background-color="#ffff00" loext:char-shading-value="0"/>
    </style:style>
    <style:style style:name="T10" style:family="text">
      <style:text-properties officeooo:rsid="000209bb"/>
    </style:style>
    <style:style style:name="T11" style:family="text">
      <style:text-properties fo:background-color="#99ff66" loext:char-shading-value="0"/>
    </style:style>
    <style:style style:name="T12" style:family="text">
      <style:text-properties officeooo:rsid="000209bb" fo:background-color="#99ff66" loext:char-shading-value="0"/>
    </style:style>
    <style:style style:name="T13" style:family="text">
      <style:text-properties fo:background-color="#99ff66" loext:char-shading-value="0"/>
    </style:style>
    <style:style style:name="T14" style:family="text">
      <style:text-properties officeooo:rsid="0003ada9" fo:background-color="#99ff66" loext:char-shading-value="0"/>
    </style:style>
    <style:style style:name="T15" style:family="text">
      <style:text-properties style:font-name="Courier New"/>
    </style:style>
    <style:style style:name="T16" style:family="text">
      <style:text-properties style:font-name="Courier New" officeooo:rsid="0003ada9"/>
    </style:style>
    <style:style style:name="T17" style:family="text">
      <style:text-properties officeooo:rsid="0003ada9"/>
    </style:style>
    <style:style style:name="T18" style:family="text">
      <style:text-properties fo:background-color="#ffcc00" loext:char-shading-value="0"/>
    </style:style>
    <style:style style:name="T19" style:family="text">
      <style:text-properties officeooo:rsid="0003ada9" fo:background-color="#ffcc00" loext:char-shading-value="0"/>
    </style:style>
    <style:style style:name="T20" style:family="text">
      <style:text-properties officeooo:rsid="0005d496"/>
    </style:style>
    <style:style style:name="T21" style:family="text">
      <style:text-properties officeooo:rsid="0005d496" fo:background-color="#ff3333" loext:char-shading-value="0"/>
    </style:style>
    <style:style style:name="T22" style:family="text">
      <style:text-properties officeooo:rsid="0005d496" fo:background-color="#ff3333" loext:char-shading-value="0"/>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5d496" style:font-weight-asian="normal" style:font-weight-complex="normal"/>
    </style:style>
    <style:style style:name="T26" style:family="text">
      <style:text-properties fo:font-weight="normal" officeooo:rsid="0005d496" fo:background-color="#99ff66" loext:char-shading-value="0" style:font-weight-asian="normal" style:font-weight-complex="normal"/>
    </style:style>
    <style:style style:name="T27" style:family="text">
      <style:text-properties fo:font-weight="normal" officeooo:rsid="0005d496" fo:background-color="#99ff66" loext:char-shading-value="0" style:font-weight-asian="normal" style:font-weight-complex="normal"/>
    </style:style>
    <style:style style:name="gr1" style:family="graphic">
      <style:graphic-properties draw:fill-color="#99ff66" draw:textarea-horizontal-align="justify" draw:textarea-vertical-align="middle" draw:auto-grow-height="false" fo:min-height="0.4764in" fo:min-width="0.4764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6666ff" draw:textarea-horizontal-align="justify" draw:textarea-vertical-align="middle" draw:auto-grow-height="false" fo:min-height="0.4764in" fo:min-width="0.4764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00" draw:textarea-horizontal-align="justify" draw:textarea-vertical-align="middle" draw:auto-grow-height="false" fo:min-height="0.4764in" fo:min-width="0.4764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fill-color="#99ff66" draw:textarea-horizontal-align="justify" draw:textarea-vertical-align="middle" draw:auto-grow-height="false" fo:min-height="0.4764in" fo:min-width="0.4764in"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fill-color="#ffcc00" draw:textarea-horizontal-align="justify" draw:textarea-vertical-align="middle" draw:auto-grow-height="false" fo:min-height="0.4764in" fo:min-width="0.4764in"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fill-color="#ffff00" draw:textarea-horizontal-align="justify" draw:textarea-vertical-align="middle" draw:auto-grow-height="false" fo:min-height="0.4764in" fo:min-width="0.4764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972in"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000000" draw:fill-color="#ff3333" draw:textarea-horizontal-align="justify" draw:textarea-vertical-align="middle" draw:auto-grow-height="false" fo:min-height="0.4764in" fo:min-width="0.4764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Billiard Balls</text:span> <text:span text:style-name="T1">in</text:span><text:line-break/>Asymmetric Velocity Logic</text:p>
      <text:p text:style-name="P2">by Sven Nilsen, 2020</text:p>
      <text:p text:style-name="P1"/>
      <text:p text:style-name="P3">In this paper I <text:span text:style-name="T10">explain asymmetric velocity logic using examples with billiard balls</text:span>.</text:p>
      <text:p text:style-name="P1"/>
      <text:p text:style-name="P1">Asymmetric velocity logic is a theory that formalizes a lot of common sense problems in physics.</text:p>
      <text:p text:style-name="P1">Instead of describing the full state of physical objects, one uses asymmetric velocity logic at a higher level that concerns the dynamic velocity constraints between objects.</text:p>
      <text:p text:style-name="P4"/>
      <text:p text:style-name="P1">Alice has two billiard balls. When the balls are not touching each other, they have the velocity constraint “stay”. This means that <text:span text:style-name="T1">if one of the balls are moving, it looks like the other ball is moving seen from the ball’s velocity reference frame.</text:span></text:p>
      <text:p text:style-name="P1"/>
      <text:p text:style-name="P1"><draw:custom-shape text:anchor-type="paragraph" draw:z-index="0" draw:name="Shape1" draw:style-name="gr1" draw:text-style-name="P12" svg:width="0.674in" svg:height="0.674in" svg:x="2.4701in" svg:y="0.19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13" svg:width="0.674in" svg:height="0.674in" svg:x="0.5717in" svg:y="0.1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2" draw:style-name="gr3" draw:text-style-name="P14" svg:x1="1.3492in" svg:y1="0.5193in" svg:x2="2.3291in" svg:y2="0.5276in"><text:p/></draw:line><draw:frame text:anchor-type="paragraph" draw:z-index="3" draw:name="Shape3" draw:style-name="gr4" draw:text-style-name="P15" svg:width="0.385in" svg:height="0.2362in" svg:x="1.6909in" svg:y="0.1957in"><draw:text-box><text:p>stay</text:p></draw:text-box></draw:frame><draw:custom-shape text:anchor-type="paragraph" draw:z-index="4" draw:name="Shape1" draw:style-name="gr1" draw:text-style-name="P12" svg:width="0.674in" svg:height="0.674in" svg:x="5.0689in" svg:y="0.1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 draw:style-name="gr2" draw:text-style-name="P13" svg:width="0.674in" svg:height="0.674in" svg:x="4.3953in" svg:y="0.19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 draw:name="Shape3" draw:style-name="gr4" draw:text-style-name="P15" svg:width="0.385in" svg:height="0.2362in" svg:x="4.9543in" svg:y="0.9047in"><draw:text-box><text:p>push</text:p></draw:text-box></draw:frame></text:p>
      <text:p text:style-name="P1"/>
      <text:p text:style-name="P1"/>
      <text:p text:style-name="P1"/>
      <text:p text:style-name="P1"/>
      <text:p text:style-name="P1"/>
      <text:p text:style-name="P5"/>
      <text:p text:style-name="P5">However, when the balls are touching each other, the moving ball can not go closer to the other ball, but it can move away from the other ball. This is represented as the velocity constraint “push”.</text:p>
      <text:p text:style-name="P5"><draw:custom-shape text:anchor-type="paragraph" draw:z-index="7" draw:name="Shape1" draw:style-name="gr1" draw:text-style-name="P12" svg:width="0.674in" svg:height="0.674in" svg:x="2.872in" svg:y="0.3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2" draw:text-style-name="P13" svg:width="0.674in" svg:height="0.674in" svg:x="0.9736in" svg:y="0.3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Shape2" draw:style-name="gr3" draw:text-style-name="P14" svg:x1="1.7516in" svg:y1="0.7028in" svg:x2="2.7315in" svg:y2="0.711in"><text:p/></draw:line><draw:custom-shape text:anchor-type="paragraph" draw:z-index="10" draw:name="Shape1" draw:style-name="gr5" draw:text-style-name="P16" svg:width="0.674in" svg:height="0.674in" svg:x="4.7709in" svg:y="0.3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Shape2" draw:style-name="gr3" draw:text-style-name="P14" svg:x1="3.65in" svg:y1="0.711in" svg:x2="4.6299in" svg:y2="0.7193in"><text:p/></draw:line><draw:frame text:anchor-type="paragraph" draw:z-index="12" draw:name="Shape3" draw:style-name="gr4" draw:text-style-name="P15" svg:width="0.385in" svg:height="0.2362in" svg:x="2.0846in" svg:y="0.3508in"><draw:text-box><text:p>stay</text:p></draw:text-box></draw:frame><draw:frame text:anchor-type="paragraph" draw:z-index="13" draw:name="Shape3" draw:style-name="gr4" draw:text-style-name="P15" svg:width="0.385in" svg:height="0.2362in" svg:x="3.9917in" svg:y="0.3945in"><draw:text-box><text:p>stay</text:p></draw:text-box></draw:frame></text:p>
      <text:p text:style-name="P5"/>
      <text:p text:style-name="P5"/>
      <text:p text:style-name="P5"/>
      <text:p text:style-name="P5"/>
      <text:p text:style-name="P5"/>
      <text:p text:style-name="P5"/>
      <text:p text:style-name="P5">Alice places three billiard balls with space between them on a line. She wants to prove that the <text:span text:style-name="T3">blue</text:span> ball and the <text:span text:style-name="T6">yellow</text:span> ball have a velocity constraint “stay” between them.</text:p>
      <text:p text:style-name="P5"/>
      <text:p text:style-name="P5">The “stay” velocity constraint has an associated <text:span text:style-name="T10">function `bool → bool`:</text:span></text:p>
      <text:p text:style-name="P5"/>
      <text:p text:style-name="P5"><text:tab/><text:span text:style-name="T10">stay &lt;=&gt; \false</text:span></text:p>
      <text:p text:style-name="P5"/>
      <text:p text:style-name="P6">Logical AND (the `∧` symbol) with Higher Order Operator Overloading is used to join paths:</text:p>
      <text:p text:style-name="P5"/>
      <text:p text:style-name="P5"><text:span text:style-name="T15">∵</text:span><text:tab/><text:span text:style-name="T10">stay ∧ stay<text:tab/><text:tab/><text:tab/>joining paths from (</text:span><text:span text:style-name="T4">blue</text:span><text:span text:style-name="T10">, </text:span><text:span text:style-name="T12">green</text:span><text:span text:style-name="T10">) to (</text:span><text:span text:style-name="T12">green</text:span><text:span text:style-name="T10">, </text:span><text:span text:style-name="T7">yellow</text:span><text:span text:style-name="T10">)</text:span></text:p>
      <text:p text:style-name="P5"><text:span text:style-name="T15">∴</text:span><text:tab/><text:span text:style-name="T10">\false ∧ \false</text:span></text:p>
      <text:p text:style-name="P5"><text:span text:style-name="T15">∴</text:span><text:tab/><text:span text:style-name="T10">\false</text:span></text:p>
      <text:p text:style-name="P5"><text:span text:style-name="T15">∴</text:span><text:tab/><text:span text:style-name="T10">stay</text:span></text:p>
      <text:p text:style-name="P5"/>
      <text:p text:style-name="P8">This proof technique can be used when the billiard balls are ordered in one dimension.</text:p>
      <text:p text:style-name="P8"><draw:custom-shape text:anchor-type="paragraph" draw:z-index="14" draw:name="Shape1" draw:style-name="gr2" draw:text-style-name="P13" svg:width="0.674in" svg:height="0.674in" svg:x="1.8484in" svg:y="0.5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 draw:style-name="gr6" draw:text-style-name="P12" svg:width="0.674in" svg:height="0.674in" svg:x="2.4701in" svg:y="0.8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1" draw:style-name="gr7" draw:text-style-name="P17" svg:width="0.674in" svg:height="0.674in" svg:x="3.0126in" svg:y="1.2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 draw:style-name="gr8" draw:text-style-name="P16" svg:width="0.674in" svg:height="0.674in" svg:x="2.7937in" svg:y="1.907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 draw:name="Shape4" draw:style-name="gr3" draw:text-style-name="P14" svg:x1="2.2772in" svg:y1="1.2909in" svg:x2="2.7937in" svg:y2="1.9736in"><text:p/></draw:line><draw:frame text:anchor-type="paragraph" draw:z-index="19" draw:name="Shape5" draw:style-name="gr9" draw:text-style-name="P15" svg:width="0.385in" svg:height="0.2976in" svg:x="2.111in" svg:y="1.6102in"><draw:text-box><text:p>stay</text:p></draw:text-box></draw:frame><text:soft-page-break/>In two dimensions, there can be multiple paths from one billiard ball to anoth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5">∵</text:span><text:tab/>(<text:span text:style-name="T3">blue</text:span>, <text:span text:style-name="T13">green</text:span>) = push</text:p>
      <text:p text:style-name="P8"><text:span text:style-name="T15">∵</text:span><text:tab/>(<text:span text:style-name="T13">green</text:span>, <text:span text:style-name="T18">orange</text:span>) = push</text:p>
      <text:p text:style-name="P8"><text:span text:style-name="T15">∵</text:span><text:tab/>(<text:span text:style-name="T18">orange</text:span>, <text:span text:style-name="T6">yellow</text:span>) = push</text:p>
      <text:p text:style-name="P8"><text:span text:style-name="T15">∵</text:span><text:tab/>(<text:span text:style-name="T3">blue</text:span>, <text:span text:style-name="T6">yellow</text:span>) = stay</text:p>
      <text:p text:style-name="P8"/>
      <text:p text:style-name="P7">Logical <text:span text:style-name="T17">OR</text:span> (the `<text:span text:style-name="T17">∨</text:span>` symbol) with Higher Order Operator Overloading is used to <text:span text:style-name="T17">meet</text:span> paths:</text:p>
      <text:p text:style-name="P8"/>
      <text:p text:style-name="P8"><text:span text:style-name="T15">∴</text:span><text:tab/>(push ∧ push ∧ push) ∨ stay &lt;=&gt; push</text:p>
      <text:p text:style-name="P8"/>
      <text:p text:style-name="P8">Therefore, if the <text:span text:style-name="T3">blue</text:span> ball moves toward the yellow ball, it will push the <text:span text:style-name="T6">yellow</text:span> ball.</text:p>
      <text:p text:style-name="P8">This is true even the <text:span text:style-name="T3">blue</text:span> ball and the <text:span text:style-name="T6">yellow</text:span> ball do not directly touch each other.</text:p>
      <text:p text:style-name="P8"/>
      <text:p text:style-name="P10"><draw:custom-shape text:anchor-type="paragraph" draw:z-index="20" draw:name="Shape1" draw:style-name="gr2" draw:text-style-name="P13" svg:width="0.674in" svg:height="0.674in" svg:x="2.9244in" svg:y="1.1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 draw:style-name="gr6" draw:text-style-name="P12" svg:width="0.674in" svg:height="0.674in" svg:x="2.6791in" svg:y="0.4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 draw:style-name="gr7" draw:text-style-name="P17" svg:width="0.674in" svg:height="0.674in" svg:x="3.3528in" svg:y="0.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 draw:style-name="gr8" draw:text-style-name="P16" svg:width="0.674in" svg:height="0.674in" svg:x="3.6945in" svg:y="1.0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 draw:style-name="gr10" draw:text-style-name="P18" svg:width="0.674in" svg:height="0.674in" svg:x="4.0264in" svg:y="0.4244in"><text:p/><draw:enhanced-geometry svg:viewBox="0 0 21600 21600" draw:glue-points="10800 0 3163 3163 0 10800 3163 18437 10800 21600 18437 18437 21600 10800 18437 3163" draw:text-areas="3163 3163 18437 18437" draw:type="ellipse" draw:enhanced-path="U 10800 10800 10800 10800 0 360 Z N"/></draw:custom-shape>Counter-intuitively, this logic even works in the follow scenario:</text:p>
      <text:p text:style-name="P10"/>
      <text:p text:style-name="P10"/>
      <text:p text:style-name="P10"/>
      <text:p text:style-name="P10"/>
      <text:p text:style-name="P10"/>
      <text:p text:style-name="P10"/>
      <text:p text:style-name="P10"><draw:line text:anchor-type="paragraph" draw:z-index="25" draw:name="Shape6" draw:style-name="gr11" draw:text-style-name="P14" svg:x1="3.2398in" svg:y1="0.0953in" svg:x2="3.9744in" svg:y2="0.1917in"><text:p/></draw:line></text:p>
      <text:p text:style-name="P10"/>
      <text:p text:style-name="P10"/>
      <text:p text:style-name="P10">In this example, the <text:span text:style-name="T3">blue</text:span> ball can move closer to the <text:span text:style-name="T6">yellow</text:span> ball without pushing it.</text:p>
      <text:p text:style-name="P10"/>
      <text:p text:style-name="P10">However, by doing so, the <text:span text:style-name="T3">blue</text:span> ball will no longer touch the <text:span text:style-name="T13">green</text:span> ball:</text:p>
      <text:p text:style-name="P10"/>
      <text:p text:style-name="P10"><text:span text:style-name="T15">∵</text:span><text:tab/><text:span text:style-name="T17">(</text:span><text:span text:style-name="T5">blue</text:span><text:span text:style-name="T17">, </text:span><text:span text:style-name="T14">green</text:span><text:span text:style-name="T17">) = </text:span><text:span text:style-name="T23">stay</text:span><text:span text:style-name="T24"><text:tab/><text:tab/></text:span><text:span text:style-name="T25">The </text:span><text:span text:style-name="T27">green</text:span><text:span text:style-name="T25"> ball will no longer be pushed</text:span></text:p>
      <text:p text:style-name="P11"><text:span text:style-name="T15">∵</text:span><text:tab/><text:span text:style-name="T17">(</text:span><text:span text:style-name="T14">green</text:span><text:span text:style-name="T17">, </text:span><text:span text:style-name="T19">orange</text:span><text:span text:style-name="T17">) = push</text:span></text:p>
      <text:p text:style-name="P9"><text:span text:style-name="T15">∵</text:span><text:tab/>(<text:span text:style-name="T18">orange</text:span>, <text:span text:style-name="T22">red</text:span>) = push</text:p>
      <text:p text:style-name="P9"><text:span text:style-name="T15">∵</text:span><text:tab/><text:span text:style-name="T20">(</text:span><text:span text:style-name="T22">red</text:span><text:span text:style-name="T20">, </text:span><text:span text:style-name="T9">yellow</text:span><text:span text:style-name="T20">) = push</text:span></text:p>
      <text:p text:style-name="P9"><text:span text:style-name="T15">∵</text:span><text:tab/>(<text:span text:style-name="T3">blue</text:span>, <text:span text:style-name="T6">yellow</text:span>) = stay</text:p>
      <text:p text:style-name="P10"/>
      <text:p text:style-name="P10"><text:span text:style-name="T16">∴</text:span><text:span text:style-name="T17"><text:tab/>(</text:span><text:span text:style-name="T23">stay</text:span><text:span text:style-name="T17"> ∧ push ∧ push ∧ push) ∨ stay &lt;=&gt; </text:span>st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00:36:51.550710000</meta:creation-date>
    <dc:date>2020-04-19T01:35:30.974170000</dc:date>
    <meta:editing-duration>PT6M7S</meta:editing-duration>
    <meta:editing-cycles>1</meta:editing-cycles>
    <meta:document-statistic meta:table-count="0" meta:image-count="0" meta:object-count="0" meta:page-count="2" meta:paragraph-count="34" meta:word-count="416" meta:character-count="2297" meta:non-whitespace-character-count="1911"/>
    <meta:generator>LibreOffice/5.1.2.2$MacOSX_X86_64 LibreOffice_project/d3bf12ecb743fc0d20e0be0c58ca359301eb705f</meta:generator>
  </office:meta>
</office:document-meta>
</file>